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calligra="http://www.calligra.org/2005/" xmlns:delta="http://www.deltaxml.com/ns/track-changes/delta-namespace" xmlns:split="http://www.deltaxml.com/ns/track-changes/split-namespace" xmlns:ac="http://www.deltaxml.com/ns/track-changes/attribute-change-namespace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cm"/>
    </style:style>
    <style:style style:name="co2" style:family="table-column">
      <style:table-column-properties fo:break-before="auto" style:column-width="5.5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po de pregunt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rveyor</text:p>
          </table:table-cell>
          <table:table-cell office:value-type="string" calcext:value-type="string">
            <text:p>LimeSurvey</text:p>
          </table:table-cell>
          <table:table-cell office:value-type="string" calcext:value-type="string">
            <text:p>Survey Proyect</text:p>
          </table:table-cell>
          <table:table-cell office:value-type="string" calcext:value-type="string">
            <text:p>Google Forms</text:p>
          </table:table-cell>
          <table:table-cell office:value-type="string" calcext:value-type="string">
            <text:p>Swarm Survey</text:p>
          </table:table-cell>
        </table:table-row>
        <table:table-row table:style-name="ro1">
          <table:table-cell office:value-type="string" calcext:value-type="string">
            <text:p>numérica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exto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expresión regular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liker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radio boton</text:p>
          </table:table-cell>
          <table:table-cell table:number-columns-repeated="5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reguntas Obligatorias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reguntas Dependientes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reguntas de validación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ogica del program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ciones aleatoria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ecciones excluyent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altar a pagin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*</text:p>
          </table:table-cell>
        </table:table-row>
        <table:table-row table:style-name="ro1">
          <table:table-cell office:value-type="string" calcext:value-type="string">
            <text:p>Calculo de tiempo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faz grafica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SL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ortar/importar a ficher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Multilenguaje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*</text:p>
          </table:table-cell>
        </table:table-row>
        <table:table-row table:style-name="ro1">
          <table:table-cell office:value-type="string" calcext:value-type="string">
            <text:p>Editor de Texto "amigable"</text:p>
          </table:table-cell>
          <table:table-cell office:value-type="string" calcext:value-type="string">
            <text:p>No, uso inconsistente de html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, uso de Markdown</text:p>
          </table:table-cell>
        </table:table-row>
        <table:table-row table:style-name="ro1">
          <table:table-cell office:value-type="string" calcext:value-type="string">
            <text:p>Plantillas</text:p>
          </table:table-cell>
          <table:table-cell office:value-type="string" calcext:value-type="string">
            <text:p>Si*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Uso de url amigables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mpo limit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Fecha li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umero Maxim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ultiplataform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ub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o*</text:p>
          </table:table-cell>
        </table:table-row>
        <table:table-row table:style-name="ro1">
          <table:table-cell office:value-type="string" calcext:value-type="string">
            <text:p>Licenc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arrollo/Ampliac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ilidad de ampliación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baja</text:p>
          </table:table-cell>
          <table:table-cell/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Facilidad de desarroll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Baj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Sistema de Migración de bbdd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Manual de desarroll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</table:table-row>
      </table:table>
      <table:table table:name="Hoja2" table:style-name="ta1">
        <table:table-column/>
        <table:table-row>
          <table:table-cell/>
        </table:table-row>
      </table:table>
      <table:table table:name="Hoja3" table:style-name="ta1">
        <table:table-column/>
        <table:table-row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>Desconocido</meta:initial-creator>
    <meta:editing-cycles>5</meta:editing-cycles>
    <dc:date>2014-06-08T19:49:40.442327715</dc:date>
    <meta:creation-date>2014-05-22T12:11:25</meta:creation-date>
    <meta:editing-duration>PT8M50S</meta:editing-duration>
    <meta:document-statistic meta:table-count="3" meta:cell-count="191" meta:object-count="0"/>
  </office:meta>
</office:document-meta>
</file>